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in" fo:margin-bottom="0.133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00000" loext:opacity="100%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in" fo:margin-bottom="0.1335in" style:contextual-spacing="false" fo:line-height="125%" fo:orphans="2" fo:widows="2" fo:text-indent="0in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000000" loext:opacity="100%" style:font-name="apple-system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paragraph-properties fo:margin-left="0in" fo:margin-right="0in" fo:margin-top="0in" fo:margin-bottom="0.1335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60000038146973pt" fo:letter-spacing="normal" fo:font-style="normal" fo:font-weight="normal"/>
    </style:style>
    <style:style style:name="P9" style:family="paragraph" style:parent-style-name="Text_20_body" style:list-style-name="L3">
      <style:paragraph-properties fo:margin-top="0in" fo:margin-bottom="0.1335in" style:contextual-spacing="false" fo:orphans="2" fo:widows="2"/>
      <style:text-properties fo:font-variant="normal" fo:text-transform="none" fo:color="#000000" loext:opacity="100%" style:font-name="apple-system" fo:font-size="9.60000038146973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000000" loext:opacity="100%" style:font-name="apple-system" fo:font-size="9.60000038146973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12" style:family="paragraph" style:parent-style-name="Text_20_body">
      <style:text-properties fo:color="#000000" loext:opacity="100%"/>
    </style:style>
    <style:style style:name="T1" style:family="text">
      <style:text-properties fo:font-variant="normal" fo:text-transform="none" fo:color="#cecac3" loext:opacity="100%" style:font-name="ui-monospace" fo:font-size="7.80000019073486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cecac3" loext:opacity="100%" style:font-name="apple-system" fo:font-size="9.60000038146973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cecac3" loext:opacity="100%" style:font-name="apple-system" fo:letter-spacing="normal" fo:font-style="normal" fo:font-weight="normal"/>
    </style:style>
    <style:style style:name="T4" style:family="text">
      <style:text-properties fo:font-variant="normal" fo:text-transform="none" fo:color="#cecac3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cecac3" loext:opacity="100%" fo:letter-spacing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ui-monospace" fo:font-size="7.80000019073486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ui-monospace" fo:font-size="7.80000019073486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000000" loext:opacity="100%" style:font-name="apple-system" fo:font-size="9.60000038146973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loext:opacity="100%" fo:letter-spacing="normal" fo:background-color="transparent" loext:char-shading-value="0" loext:padding="0in" loext:border="none"/>
    </style:style>
    <style:style style:name="T11" style:family="text">
      <style:text-properties fo:font-variant="normal" fo:text-transform="none" style:font-name="apple-system" fo:font-size="9.60000038146973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style:font-name="apple-system" fo:letter-spacing="normal" fo:font-style="normal" fo:font-weight="normal"/>
    </style:style>
    <style:style style:name="T13" style:family="text">
      <style:text-properties fo:font-variant="normal" fo:text-transform="none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fo:letter-spacing="normal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https://github.com/LisaHJung/Part-1-Intro-to-Elasticsearch-and-Kibana</text:h>
      <text:h text:style-name="P1" text:outline-level="2"/>
      <text:h text:style-name="P1" text:outline-level="2">Getting information about cluster and nodes</text:h>
      <text:p text:style-name="P8">Syntax:</text:p>
      <text:p text:style-name="P5"><text:span text:style-name="Source_20_Text"><text:span text:style-name="T7">GET _API/parameter</text:span></text:span></text:p>
      <text:h text:style-name="P3" text:outline-level="3"><text:bookmark text:name="user-content-get-info-about-cluster-health"/>Get info about cluster health</text:h>
      <text:p text:style-name="P5"><text:span text:style-name="Source_20_Text"><text:span text:style-name="T7">GET _cluster/health</text:span></text:span></text:p>
      <text:p text:style-name="P7"/>
      <text:h text:style-name="P4" text:outline-level="3">Get info about nodes in a cluster</text:h>
      <text:p text:style-name="P5"><text:span text:style-name="Source_20_Text"><text:span text:style-name="T7">GET _nodes/stats</text:span></text:span></text:p>
      <text:p text:style-name="P7"/>
      <text:h text:style-name="P1" text:outline-level="2">Performing CRUD operations</text:h>
      <text:h text:style-name="P2" text:outline-level="2"><text:bookmark text:name="user-content-c---create"/>C - Create</text:h>
      <text:h text:style-name="P3" text:outline-level="3"><text:bookmark text:name="user-content-create-an-index"/>Create an index</text:h>
      <text:p text:style-name="P8">Syntax:</text:p>
      <text:p text:style-name="P5"><text:span text:style-name="Source_20_Text"><text:span text:style-name="T7">PUT Name-of-the-Index</text:span></text:span></text:p>
      <text:p text:style-name="P8">Example:</text:p>
      <text:p text:style-name="P5"><text:span text:style-name="Source_20_Text"><text:span text:style-name="T7">PUT favorite_candy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11"><text:span text:style-name="Source_20_Text"><text:span text:style-name="T9">Use PUT when you want to assign a specific id to your document(i.e. if your document has a natural identifier - purchase order number, patient id, &amp; etc). For more detailed explanation, check out this </text:span></text:span><text:a xlink:type="simple" xlink:href="https://www.elastic.co/guide/en/elasticsearch/guide/current/index-doc.html" text:style-name="Internet_20_link" text:visited-style-name="Visited_20_Internet_20_Link"><text:span text:style-name="Source_20_Text"><text:span text:style-name="T8">documentation</text:span></text:span></text:a><text:span text:style-name="Source_20_Text"><text:span text:style-name="T9"> from Elastic!</text:span></text:span></text:p>
      <text:p text:style-name="P8">Syntax:</text:p>
      <text:p text:style-name="P5"><text:span text:style-name="Source_20_Text"><text:span text:style-name="T7">PUT Name-of-the-Index/_doc/id-you-want-to-assign-to-this-document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field": "value"</text:span></text:span></text:p>
      <text:p text:style-name="P6"><text:soft-page-break/><text:span text:style-name="Source_20_Text"><text:span text:style-name="T7">}</text:span></text:span></text:p>
      <text:p text:style-name="P8">Example:</text:p>
      <text:p text:style-name="P5"><text:span text:style-name="Source_20_Text"><text:span text:style-name="T7">PUT favorite_candy/_doc/1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first_name": "John",</text:span></text:span></text:p>
      <text:p text:style-name="P6"><text:span text:style-name="Source_20_Text"><text:span text:style-name="T10"><text:s text:c="2"/></text:span></text:span><text:span text:style-name="Source_20_Text"><text:span text:style-name="T7">"candy": "Starburst"</text:span></text:span></text:p>
      <text:p text:style-name="P6"><text:span text:style-name="Source_20_Text"><text:span text:style-name="T7">}</text:span></text:span></text:p>
      <text:h text:style-name="P3" text:outline-level="3"><text:bookmark text:name="user-content-_create-endpoint"/>_create Endpoint</text:h>
      <text:p text:style-name="P8">When you index a document using an id that already exists, the existing document is overwritten by the new document. If you do not want a existing document to be overwritten, you can use the _create endpoint!</text:p>
      <text:p text:style-name="P8">With the _create Endpoint, no indexing will occur and you will get a 409 error message.</text:p>
      <text:p text:style-name="P8">Syntax:</text:p>
      <text:p text:style-name="P5"><text:span text:style-name="Source_20_Text"><text:span text:style-name="T7">PUT Name-of-the-Index/_create/id-you-want-to-assign-to-this-document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field": "value"</text:span></text:span></text:p>
      <text:p text:style-name="P6"><text:span text:style-name="Source_20_Text"><text:span text:style-name="T7">}</text:span></text:span></text:p>
      <text:p text:style-name="P8">Example:</text:p>
      <text:p text:style-name="P5"><text:span text:style-name="Source_20_Text"><text:span text:style-name="T7">PUT favorite_candy/_create/1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first_name": "Finn",</text:span></text:span></text:p>
      <text:p text:style-name="P6"><text:span text:style-name="Source_20_Text"><text:span text:style-name="T10"><text:s text:c="2"/></text:span></text:span><text:span text:style-name="Source_20_Text"><text:span text:style-name="T7">"candy": "Jolly Ranchers"</text:span></text:span></text:p>
      <text:p text:style-name="P6"><text:span text:style-name="Source_20_Text"><text:span text:style-name="T7">}</text:span></text:span></text:p>
      <text:p text:style-name="P5"><text:span text:style-name="Source_20_Text"><text:span text:style-name="T7"/></text:span></text:p>
      <text:h text:style-name="P1" text:outline-level="2">R - READ</text:h>
      <text:h text:style-name="P3" text:outline-level="3"><text:bookmark text:name="user-content-read-a-document"/>Read a document</text:h>
      <text:p text:style-name="P8">Syntax:</text:p>
      <text:p text:style-name="P5"><text:span text:style-name="Source_20_Text"><text:span text:style-name="T7">GET Name-of-the-Index/_doc/id-of-the-document-you-want-to-retrieve</text:span></text:span></text:p>
      <text:p text:style-name="P8">Example:</text:p>
      <text:p text:style-name="P5"><text:span text:style-name="Source_20_Text"><text:span text:style-name="T7">GET favorite_candy/_doc/1</text:span></text:span></text:p>
      <text:p text:style-name="P8">Expected response from Elasticsearch:</text:p>
      <text:p text:style-name="P12"><text:line-break/><text:span text:style-name="T12">U - UPDATE</text:span></text:p>
      <text:h text:style-name="P3" text:outline-level="3"><text:bookmark text:name="user-content-update-a-document"/>Update a document</text:h>
      <text:p text:style-name="P8">If you want to update fields in a document, use the following syntax:</text:p>
      <text:p text:style-name="P5"><text:span text:style-name="Source_20_Text"><text:span text:style-name="T7">POST Name-of-the-Index/_update/id-of-the-document-you-want-to-update</text:span></text:span></text:p>
      <text:p text:style-name="P6"><text:soft-page-break/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doc": {</text:span></text:span></text:p>
      <text:p text:style-name="P6"><text:span text:style-name="Source_20_Text"><text:span text:style-name="T10"><text:s text:c="4"/></text:span></text:span><text:span text:style-name="Source_20_Text"><text:span text:style-name="T7">"field1": "value",</text:span></text:span></text:p>
      <text:p text:style-name="P6"><text:span text:style-name="Source_20_Text"><text:span text:style-name="T10"><text:s text:c="4"/></text:span></text:span><text:span text:style-name="Source_20_Text"><text:span text:style-name="T7">"field2": "value",</text:span></text:span></text:p>
      <text:p text:style-name="P6"><text:span text:style-name="Source_20_Text"><text:span text:style-name="T10"><text:s text:c="2"/></text:span></text:span><text:span text:style-name="Source_20_Text"><text:span text:style-name="T7">}</text:span></text:span></text:p>
      <text:p text:style-name="P6"><text:span text:style-name="Source_20_Text"><text:span text:style-name="T7">} </text:span></text:span></text:p>
      <text:p text:style-name="P8">Example:</text:p>
      <text:p text:style-name="P5"><text:span text:style-name="Source_20_Text"><text:span text:style-name="T7">POST favorite_candy/_update/1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doc": {</text:span></text:span></text:p>
      <text:p text:style-name="P6"><text:span text:style-name="Source_20_Text"><text:span text:style-name="T10"><text:s text:c="4"/></text:span></text:span><text:span text:style-name="Source_20_Text"><text:span text:style-name="T7">"candy": "M&amp;M's"</text:span></text:span></text:p>
      <text:p text:style-name="P6"><text:span text:style-name="Source_20_Text"><text:span text:style-name="T10"><text:s text:c="2"/></text:span></text:span><text:span text:style-name="Source_20_Text"><text:span text:style-name="T7">}</text:span></text:span></text:p>
      <text:p text:style-name="P6"><text:span text:style-name="Source_20_Text"><text:span text:style-name="T7">}</text:span></text:span></text:p>
      <text:p text:style-name="P12"/>
      <text:h text:style-name="P1" text:outline-level="2">D- DELETE</text:h>
      <text:h text:style-name="P3" text:outline-level="3"><text:bookmark text:name="user-content-delete-a-document"/>Delete a document</text:h>
      <text:p text:style-name="P8">Syntax:</text:p>
      <text:p text:style-name="P5"><text:span text:style-name="Source_20_Text"><text:span text:style-name="T7">DELETE Name-of-the-Index/_doc/id-of-the-document-you-want-to-delete</text:span></text:span></text:p>
      <text:p text:style-name="P8">Example:</text:p>
      <text:p text:style-name="P5"><text:span text:style-name="Source_20_Text"><text:span text:style-name="T7">DELETE favorite_candy/_doc/1</text:span></text:span></text:p>
      <text:p text:style-name="P12"/>
      <text:p text:style-name="P10">Create an index called places.</text:p>
      <text:list xml:id="list3296601832" text:style-name="L3">
        <text:list-item>
          <text:p text:style-name="P9">Pick five of the places you want to visit after the pandemic is over. For each place, index a document containing the name and the country.</text:p>
        </text:list-item>
        <text:list-item>
          <text:p text:style-name="P9">Read(GET) each document to check the content of the document.</text:p>
        </text:list-item>
        <text:list-item>
          <text:p text:style-name="P9">Update a field of a document.</text:p>
        </text:list-item>
        <text:list-item>
          <text:p text:style-name="P9">Read(GET) the updated document to ensure that the field has been updated.</text:p>
        </text:list-item>
        <text:list-item>
          <text:p text:style-name="P9">Delete a document of one place.</text:p>
        </text:list-item>
        <text:list-item>
          <text:p text:style-name="P9">Copy and paste the following request to return all documents from the places index. This is a great way to check whether all the CRUD operations you have performed thus far have worked!</text:p>
        </text:list-item>
      </text:list>
      <text:p text:style-name="P5"><text:span text:style-name="Source_20_Text"><text:span text:style-name="T7">GET places/_search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10"><text:s text:c="2"/></text:span></text:span><text:span text:style-name="Source_20_Text"><text:span text:style-name="T7">"query": {</text:span></text:span></text:p>
      <text:p text:style-name="P6"><text:span text:style-name="Source_20_Text"><text:span text:style-name="T10"><text:s text:c="4"/></text:span></text:span><text:span text:style-name="Source_20_Text"><text:span text:style-name="T7">"match_all": {}</text:span></text:span></text:p>
      <text:p text:style-name="P6"><text:span text:style-name="Source_20_Text"><text:span text:style-name="T10"><text:s text:c="2"/></text:span></text:span><text:span text:style-name="Source_20_Text"><text:span text:style-name="T7">}</text:span></text:span></text:p>
      <text:p text:style-name="P6"><text:span text:style-name="Source_20_Text"><text:span text:style-name="T7">}</text:span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07:49:53.033000000</meta:creation-date>
    <dc:date>2022-07-23T07:53:51.450000000</dc:date>
    <meta:editing-duration>PT3M59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84" meta:word-count="347" meta:character-count="2446" meta:non-whitespace-character-count="2147"/>
  </office:meta>
</office:document-meta>
</file>